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e7ac" officeooo:paragraph-rsid="0016e7ac"/>
    </style:style>
    <style:style style:name="T1" style:family="text">
      <style:text-properties officeooo:rsid="00189b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ido ao limite máximo de tamanho ser 10MB no <text:span text:style-name="T1">moodle</text:span> colocamos um link de acesso no drive.</text:p>
      <text:p text:style-name="P1"/>
      <text:p text:style-name="P1">https://drive.google.com/file/d/1DDWTexJtdAnwngqe2YJy8vQSm9RZ3xVF/view?usp=drive_lin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21:21:37.611000000</meta:creation-date>
    <dc:date>2024-03-25T21:23:06.944000000</dc:date>
    <meta:editing-duration>PT1M28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2" meta:word-count="18" meta:character-count="176" meta:non-whitespace-character-count="160"/>
  </office:meta>
</office:document-meta>
</file>